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ACYR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4 USF MAIS DR MOACYR ANDRE GOM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OACYR III, 0001509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7M0S" table:style-name="ce3">
            <text:p>16:5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LETICIA RODRIGUES DA SILVA FREITAS</text:p>
          </table:table-cell>
          <table:table-cell office:value-type="date" office:date-value="2002-03-04T00:00:00" table:style-name="ce2">
            <text:p>04/03/2002</text:p>
          </table:table-cell>
          <table:table-cell office:value-type="string" table:style-name="ce1">
            <text:p>23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771.034-02</text:p>
          </table:table-cell>
          <table:table-cell office:value-type="float" office:value="701804225820772" table:style-name="ce1">
            <text:p>7,01804E+14</text:p>
          </table:table-cell>
          <table:table-cell office:value-type="string" table:style-name="ce1">
            <text:p>(81) 99329-6832</text:p>
          </table:table-cell>
          <table:table-cell office:value-type="string" table:style-name="ce1">
            <text:p>(81) 99329-6832</text:p>
          </table:table-cell>
          <table:table-cell office:value-type="string" table:style-name="ce1">
            <text:p>(81) 99329-68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sembargador fonseca galvão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17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8" table:style-name="ce1">
            <text:p>72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ÍSSA KELE ANDRADE SILVA</text:p>
          </table:table-cell>
          <table:table-cell office:value-type="date" office:date-value="1995-04-02T00:00:00" table:style-name="ce2">
            <text:p>02/04/1995</text:p>
          </table:table-cell>
          <table:table-cell office:value-type="string" table:style-name="ce1">
            <text:p>30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956.754-07</text:p>
          </table:table-cell>
          <table:table-cell office:value-type="float" office:value="708902724311010" table:style-name="ce1">
            <text:p>7,08903E+14</text:p>
          </table:table-cell>
          <table:table-cell office:value-type="string" table:style-name="ce1">
            <text:p>(81) 99271-05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ericana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21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8" table:style-name="ce1">
            <text:p>68,8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5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AELA GONÇALVES COSTA</text:p>
          </table:table-cell>
          <table:table-cell office:value-type="date" office:date-value="1995-04-15T00:00:00" table:style-name="ce2">
            <text:p>15/04/1995</text:p>
          </table:table-cell>
          <table:table-cell office:value-type="string" table:style-name="ce1">
            <text:p>30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829.154-10</text:p>
          </table:table-cell>
          <table:table-cell office:value-type="float" office:value="706303778937279" table:style-name="ce1">
            <text:p>7,06304E+14</text:p>
          </table:table-cell>
          <table:table-cell office:value-type="string" table:style-name="ce1">
            <text:p>(81) 99955-3839</text:p>
          </table:table-cell>
          <table:table-cell office:value-type="string" table:style-name="ce1">
            <text:p>(81) 99955-3839</text:p>
          </table:table-cell>
          <table:table-cell office:value-type="string" table:style-name="ce1">
            <text:p>(81) 99955-383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omíni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LOCO 05 APTO 02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4" table:style-name="ce1">
            <text:p>61,4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90/6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GOMES DE SOUZA</text:p>
          </table:table-cell>
          <table:table-cell office:value-type="date" office:date-value="1983-04-11T00:00:00" table:style-name="ce2">
            <text:p>11/04/1983</text:p>
          </table:table-cell>
          <table:table-cell office:value-type="string" table:style-name="ce1">
            <text:p>42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Homem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768.407-57</text:p>
          </table:table-cell>
          <table:table-cell office:value-type="float" office:value="708605504301488" table:style-name="ce1">
            <text:p>7,08606E+14</text:p>
          </table:table-cell>
          <table:table-cell office:value-type="string" table:style-name="ce1">
            <text:p>(81) 99359-4028</text:p>
          </table:table-cell>
          <table:table-cell office:value-type="string" table:style-name="ce1">
            <text:p>(81) 3304-05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asco da gama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INY MARTINS RODRIGUES DA SILVA</text:p>
          </table:table-cell>
          <table:table-cell office:value-type="date" office:date-value="1997-11-26T00:00:00" table:style-name="ce2">
            <text:p>26/11/1997</text:p>
          </table:table-cell>
          <table:table-cell office:value-type="string" table:style-name="ce1">
            <text:p>27 anos e 9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79.654-86</text:p>
          </table:table-cell>
          <table:table-cell office:value-type="float" office:value="708601137739090" table:style-name="ce1">
            <text:p>7,08601E+14</text:p>
          </table:table-cell>
          <table:table-cell office:value-type="string" table:style-name="ce1">
            <text:p>(81) 97900-1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9" table:style-name="ce1">
            <text:p>83,9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3:29Z</meta:creation-date>
    <dc:date>2025-09-16T19:53:29Z</dc:date>
  </office:meta>
</office:document-meta>
</file>